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4pt" style:font-size-asian="14pt" style:font-size-complex="14pt"/>
    </style:style>
    <style:style style:name="P2" style:family="paragraph" style:parent-style-name="Text_20_body">
      <style:text-properties style:font-name="DejaVu Sans" fo:font-size="14pt" officeooo:paragraph-rsid="0007babd" style:font-size-asian="14pt" style:font-size-complex="14pt"/>
    </style:style>
    <style:style style:name="P3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4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5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6" style:family="paragraph" style:parent-style-name="Text_20_body">
      <style:text-properties style:font-name="DejaVu Sans" fo:font-size="14pt" officeooo:rsid="001565a3" officeooo:paragraph-rsid="003a5698" style:font-size-asian="14pt" style:font-size-complex="14pt"/>
    </style:style>
    <style:style style:name="P7" style:family="paragraph" style:parent-style-name="Text_20_body">
      <style:text-properties style:font-name="DejaVu Sans" fo:font-size="14pt" officeooo:rsid="001565a3" officeooo:paragraph-rsid="003b5fe7" style:font-size-asian="14pt" style:font-size-complex="14pt"/>
    </style:style>
    <style:style style:name="P8" style:family="paragraph" style:parent-style-name="Text_20_body">
      <style:text-properties style:font-name="DejaVu Sans" fo:font-size="14pt" officeooo:rsid="001565a3" officeooo:paragraph-rsid="003d16c2" style:font-size-asian="14pt" style:font-size-complex="14pt"/>
    </style:style>
    <style:style style:name="P9" style:family="paragraph" style:parent-style-name="Text_20_body">
      <style:text-properties style:font-name="DejaVu Sans" fo:font-size="14pt" officeooo:rsid="001565a3" officeooo:paragraph-rsid="003dddee" style:font-size-asian="14pt" style:font-size-complex="14pt"/>
    </style:style>
    <style:style style:name="P10" style:family="paragraph" style:parent-style-name="Text_20_body">
      <style:text-properties style:font-name="DejaVu Sans" fo:font-size="14pt" officeooo:rsid="001565a3" officeooo:paragraph-rsid="0039ec57" style:font-size-asian="14pt" style:font-size-complex="14pt"/>
    </style:style>
    <style:style style:name="P11" style:family="paragraph" style:parent-style-name="Text_20_body">
      <style:text-properties style:font-name="DejaVu Sans" fo:font-size="14pt" officeooo:rsid="001565a3" officeooo:paragraph-rsid="004a27e3" style:font-size-asian="14pt" style:font-size-complex="14pt"/>
    </style:style>
    <style:style style:name="P12" style:family="paragraph" style:parent-style-name="Text_20_body">
      <style:text-properties style:font-name="DejaVu Sans" fo:font-size="14pt" officeooo:rsid="001565a3" officeooo:paragraph-rsid="004ad475" style:font-size-asian="14pt" style:font-size-complex="14pt"/>
    </style:style>
    <style:style style:name="P13" style:family="paragraph" style:parent-style-name="Text_20_body">
      <style:text-properties style:font-name="DejaVu Sans" fo:font-size="14pt" officeooo:rsid="001565a3" officeooo:paragraph-rsid="004c2ad8" style:font-size-asian="14pt" style:font-size-complex="14pt"/>
    </style:style>
    <style:style style:name="P14" style:family="paragraph" style:parent-style-name="Text_20_body">
      <style:text-properties style:font-name="DejaVu Sans" fo:font-size="14pt" officeooo:rsid="001565a3" officeooo:paragraph-rsid="0057e6bf" style:font-size-asian="14pt" style:font-size-complex="14pt"/>
    </style:style>
    <style:style style:name="P15" style:family="paragraph" style:parent-style-name="Text_20_body">
      <style:text-properties style:font-name="DejaVu Sans" fo:font-size="14pt" officeooo:rsid="001565a3" officeooo:paragraph-rsid="0059475e" style:font-size-asian="14pt" style:font-size-complex="14pt"/>
    </style:style>
    <style:style style:name="P16" style:family="paragraph" style:parent-style-name="Text_20_body">
      <style:text-properties style:font-name="DejaVu Sans" fo:font-size="14pt" officeooo:rsid="001565a3" officeooo:paragraph-rsid="005aa666" style:font-size-asian="14pt" style:font-size-complex="14pt"/>
    </style:style>
    <style:style style:name="P17" style:family="paragraph" style:parent-style-name="Text_20_body">
      <style:text-properties style:font-name="DejaVu Sans" fo:font-size="14pt" officeooo:rsid="001565a3" officeooo:paragraph-rsid="005b6a72" style:font-size-asian="14pt" style:font-size-complex="14pt"/>
    </style:style>
    <style:style style:name="P18" style:family="paragraph" style:parent-style-name="Text_20_body">
      <style:text-properties style:font-name="DejaVu Sans" fo:font-size="14pt" officeooo:rsid="001565a3" officeooo:paragraph-rsid="005ddaa2" style:font-size-asian="14pt" style:font-size-complex="14pt"/>
    </style:style>
    <style:style style:name="P19" style:family="paragraph" style:parent-style-name="Text_20_body">
      <style:text-properties style:font-name="DejaVu Sans" fo:font-size="14pt" officeooo:rsid="001565a3" officeooo:paragraph-rsid="00604932" style:font-size-asian="14pt" style:font-size-complex="14pt"/>
    </style:style>
    <style:style style:name="P20" style:family="paragraph" style:parent-style-name="Text_20_body">
      <style:text-properties style:font-name="DejaVu Sans" fo:font-size="14pt" officeooo:rsid="001565a3" officeooo:paragraph-rsid="0061caf4" style:font-size-asian="14pt" style:font-size-complex="14pt"/>
    </style:style>
    <style:style style:name="P21" style:family="paragraph" style:parent-style-name="Text_20_body">
      <style:text-properties style:font-name="DejaVu Sans" fo:font-size="14pt" officeooo:rsid="001565a3" officeooo:paragraph-rsid="0067cf2b" style:font-size-asian="14pt" style:font-size-complex="14pt"/>
    </style:style>
    <style:style style:name="P22" style:family="paragraph" style:parent-style-name="Text_20_body">
      <style:text-properties style:font-name="DejaVu Sans" fo:font-size="14pt" officeooo:rsid="001565a3" officeooo:paragraph-rsid="006d3318" style:font-size-asian="14pt" style:font-size-complex="14pt"/>
    </style:style>
    <style:style style:name="P23" style:family="paragraph" style:parent-style-name="Text_20_body">
      <style:text-properties style:font-name="DejaVu Sans" fo:font-size="14pt" officeooo:rsid="001565a3" officeooo:paragraph-rsid="006e8dd2" style:font-size-asian="14pt" style:font-size-complex="14pt"/>
    </style:style>
    <style:style style:name="P24" style:family="paragraph" style:parent-style-name="Text_20_body">
      <style:text-properties style:font-name="DejaVu Sans" fo:font-size="14pt" officeooo:rsid="001565a3" officeooo:paragraph-rsid="0070214b" style:font-size-asian="14pt" style:font-size-complex="14pt"/>
    </style:style>
    <style:style style:name="P25" style:family="paragraph" style:parent-style-name="Text_20_body">
      <style:text-properties style:font-name="DejaVu Sans" fo:font-size="14pt" officeooo:rsid="001565a3" officeooo:paragraph-rsid="00720e74" style:font-size-asian="14pt" style:font-size-complex="14pt"/>
    </style:style>
    <style:style style:name="P26" style:family="paragraph" style:parent-style-name="Text_20_body">
      <style:text-properties style:font-name="DejaVu Sans" fo:font-size="14pt" officeooo:rsid="001565a3" officeooo:paragraph-rsid="0072a90c" style:font-size-asian="14pt" style:font-size-complex="14pt"/>
    </style:style>
    <style:style style:name="P27" style:family="paragraph" style:parent-style-name="Text_20_body">
      <style:text-properties style:font-name="DejaVu Sans" fo:font-size="14pt" officeooo:rsid="001565a3" officeooo:paragraph-rsid="00789b15" style:font-size-asian="14pt" style:font-size-complex="14pt"/>
    </style:style>
    <style:style style:name="P28" style:family="paragraph" style:parent-style-name="Text_20_body">
      <style:text-properties style:font-name="DejaVu Sans" fo:font-size="14pt" officeooo:rsid="001565a3" officeooo:paragraph-rsid="0079b752" style:font-size-asian="14pt" style:font-size-complex="14pt"/>
    </style:style>
    <style:style style:name="P29" style:family="paragraph" style:parent-style-name="Text_20_body">
      <style:text-properties style:font-name="DejaVu Sans" fo:font-size="14pt" officeooo:rsid="001565a3" officeooo:paragraph-rsid="007f6263" style:font-size-asian="14pt" style:font-size-complex="14pt"/>
    </style:style>
    <style:style style:name="P30" style:family="paragraph" style:parent-style-name="Text_20_body">
      <style:text-properties style:font-name="DejaVu Sans" fo:font-size="14pt" officeooo:rsid="001565a3" officeooo:paragraph-rsid="0081ab02" style:font-size-asian="14pt" style:font-size-complex="14pt"/>
    </style:style>
    <style:style style:name="P31" style:family="paragraph" style:parent-style-name="Text_20_body">
      <style:text-properties style:font-name="DejaVu Sans" fo:font-size="14pt" officeooo:paragraph-rsid="002465cc" style:font-size-asian="14pt" style:font-size-complex="14pt"/>
    </style:style>
    <style:style style:name="P32" style:family="paragraph" style:parent-style-name="Text_20_body">
      <style:text-properties style:font-name="DejaVu Sans" fo:font-size="14pt" fo:font-weight="bold" officeooo:rsid="0009ae0b" officeooo:paragraph-rsid="0009ae0b" style:font-size-asian="14pt" style:font-weight-asian="bold" style:font-size-complex="14pt" style:font-weight-complex="bold"/>
    </style:style>
    <style:style style:name="P33" style:family="paragraph" style:parent-style-name="Text_20_body">
      <style:text-properties style:font-name="DejaVu Sans" fo:font-size="14pt" fo:font-weight="bold" officeooo:rsid="001565a3" officeooo:paragraph-rsid="004ad475" style:font-size-asian="14pt" style:font-weight-asian="bold" style:font-size-complex="14pt" style:font-weight-complex="bold"/>
    </style:style>
    <style:style style:name="P34" style:family="paragraph" style:parent-style-name="Text_20_body">
      <style:text-properties style:font-name="DejaVu Sans" fo:font-size="14pt" fo:font-weight="bold" officeooo:rsid="001565a3" officeooo:paragraph-rsid="004a27e3" style:font-size-asian="14pt" style:font-weight-asian="bold" style:font-size-complex="14pt" style:font-weight-complex="bold"/>
    </style:style>
    <style:style style:name="P35" style:family="paragraph" style:parent-style-name="Text_20_body">
      <style:text-properties style:font-name="DejaVu Sans" officeooo:paragraph-rsid="0039ec57"/>
    </style:style>
    <style:style style:name="P36" style:family="paragraph" style:parent-style-name="Text_20_body">
      <style:text-properties officeooo:paragraph-rsid="0081ab02"/>
    </style:style>
    <style:style style:name="P37" style:family="paragraph" style:parent-style-name="Text_20_body">
      <style:paragraph-properties fo:break-before="page"/>
      <style:text-properties style:font-name="DejaVu Sans" fo:font-size="14pt" officeooo:rsid="0009ae0b" officeooo:paragraph-rsid="0009ae0b" style:font-size-asian="14pt" style:font-size-complex="14pt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39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40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41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4788d9" officeooo:paragraph-rsid="004788d9" style:font-size-asian="14pt" style:font-weight-asian="bold" style:font-size-complex="14pt"/>
    </style:style>
    <style:style style:name="P42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rsid="000b5d82" officeooo:paragraph-rsid="0006c9d9" style:font-size-asian="14pt" style:font-weight-asian="bold" style:font-size-complex="14pt"/>
    </style:style>
    <style:style style:name="P43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paragraph-rsid="0006c9d9" style:font-size-asian="14pt" style:font-weight-asian="bold" style:font-size-complex="14pt"/>
    </style:style>
    <style:style style:name="P44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2pt" fo:font-weight="bold" officeooo:rsid="004788d9" officeooo:paragraph-rsid="004788d9" style:font-size-asian="14pt" style:font-weight-asian="bold" style:font-size-complex="14pt"/>
    </style:style>
    <style:style style:name="P45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46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fo:background-color="transparent"/>
      <style:text-properties style:font-name="DejaVu Sans" fo:font-size="14pt" officeooo:paragraph-rsid="0006c9d9" style:font-size-asian="14pt" style:font-size-complex="14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8pt" fo:font-weight="bold" officeooo:paragraph-rsid="0006c9d9" style:font-size-asian="14pt" style:font-weight-asian="bold" style:font-size-complex="14pt"/>
    </style:style>
    <style:style style:name="P5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P5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52" style:family="paragraph" style:parent-style-name="Standard">
      <loext:graphic-properties draw:fill="none"/>
      <style:paragraph-properties fo:margin-left="0.5in" fo:margin-right="2.9366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53" style:family="paragraph" style:parent-style-name="Standard" style:master-page-name="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54" style:family="paragraph" style:parent-style-name="Standard" style:master-page-name="">
      <loext:graphic-properties draw:fill="none"/>
      <style:paragraph-properties fo:margin-left="1.9366in" fo:margin-right="2.6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56" style:family="paragraph" style:parent-style-name="Standard">
      <style:text-properties style:font-name="DejaVu Sans" fo:font-size="14pt" officeooo:rsid="001565a3" officeooo:paragraph-rsid="00badfb5" style:font-size-asian="14pt" style:font-size-complex="14pt"/>
    </style:style>
    <style:style style:name="P57" style:family="paragraph" style:parent-style-name="Standard">
      <style:text-properties style:font-name="DejaVu Sans" fo:font-size="14pt" officeooo:rsid="001565a3" officeooo:paragraph-rsid="00e0d290" style:font-size-asian="14pt" style:font-size-complex="14pt"/>
    </style:style>
    <style:style style:name="P58" style:family="paragraph" style:parent-style-name="Text_20_body">
      <style:text-properties style:font-name="DejaVu Sans" fo:font-size="14pt" officeooo:rsid="001565a3" officeooo:paragraph-rsid="0081ab02" style:font-size-asian="14pt" style:font-size-complex="14pt"/>
    </style:style>
    <style:style style:name="P59" style:family="paragraph" style:parent-style-name="Text_20_body">
      <style:text-properties style:font-name="DejaVu Sans" fo:font-size="14pt" officeooo:rsid="001565a3" officeooo:paragraph-rsid="0089764f" style:font-size-asian="14pt" style:font-size-complex="14pt"/>
    </style:style>
    <style:style style:name="P60" style:family="paragraph" style:parent-style-name="Text_20_body">
      <style:text-properties style:font-name="DejaVu Sans" fo:font-size="14pt" officeooo:rsid="001565a3" officeooo:paragraph-rsid="008bb635" style:font-size-asian="14pt" style:font-size-complex="14pt"/>
    </style:style>
    <style:style style:name="P61" style:family="paragraph" style:parent-style-name="Text_20_body">
      <style:text-properties style:font-name="DejaVu Sans" fo:font-size="14pt" officeooo:rsid="001565a3" officeooo:paragraph-rsid="008c7ce7" style:font-size-asian="14pt" style:font-size-complex="14pt"/>
    </style:style>
    <style:style style:name="P62" style:family="paragraph" style:parent-style-name="Text_20_body">
      <style:text-properties style:font-name="DejaVu Sans" fo:font-size="14pt" officeooo:rsid="001565a3" officeooo:paragraph-rsid="008eff7b" style:font-size-asian="14pt" style:font-size-complex="14pt"/>
    </style:style>
    <style:style style:name="P63" style:family="paragraph" style:parent-style-name="Text_20_body">
      <style:text-properties style:font-name="DejaVu Sans" fo:font-size="14pt" officeooo:rsid="001565a3" officeooo:paragraph-rsid="009024d5" style:font-size-asian="14pt" style:font-size-complex="14pt"/>
    </style:style>
    <style:style style:name="P64" style:family="paragraph" style:parent-style-name="Text_20_body">
      <style:text-properties style:font-name="DejaVu Sans" fo:font-size="14pt" officeooo:rsid="001565a3" officeooo:paragraph-rsid="0090c23a" style:font-size-asian="14pt" style:font-size-complex="14pt"/>
    </style:style>
    <style:style style:name="P65" style:family="paragraph" style:parent-style-name="Text_20_body">
      <style:text-properties style:font-name="DejaVu Sans" fo:font-size="14pt" officeooo:rsid="001565a3" officeooo:paragraph-rsid="0090ed04" style:font-size-asian="14pt" style:font-size-complex="14pt"/>
    </style:style>
    <style:style style:name="P66" style:family="paragraph" style:parent-style-name="Text_20_body">
      <style:text-properties style:font-name="DejaVu Sans" fo:font-size="14pt" officeooo:rsid="001565a3" officeooo:paragraph-rsid="00934162" style:font-size-asian="14pt" style:font-size-complex="14pt"/>
    </style:style>
    <style:style style:name="P67" style:family="paragraph" style:parent-style-name="Text_20_body">
      <style:text-properties style:font-name="DejaVu Sans" fo:font-size="14pt" officeooo:rsid="001565a3" officeooo:paragraph-rsid="0097a883" style:font-size-asian="14pt" style:font-size-complex="14pt"/>
    </style:style>
    <style:style style:name="P68" style:family="paragraph" style:parent-style-name="Text_20_body">
      <style:text-properties style:font-name="DejaVu Sans" fo:font-size="14pt" officeooo:rsid="001565a3" officeooo:paragraph-rsid="00980a02" style:font-size-asian="14pt" style:font-size-complex="14pt"/>
    </style:style>
    <style:style style:name="P69" style:family="paragraph" style:parent-style-name="Text_20_body">
      <style:text-properties style:font-name="DejaVu Sans" fo:font-size="14pt" officeooo:rsid="001565a3" officeooo:paragraph-rsid="009aa1b3" style:font-size-asian="14pt" style:font-size-complex="14pt"/>
    </style:style>
    <style:style style:name="P70" style:family="paragraph" style:parent-style-name="Text_20_body">
      <style:text-properties style:font-name="DejaVu Sans" fo:font-size="14pt" officeooo:rsid="001565a3" officeooo:paragraph-rsid="00a49aff" style:font-size-asian="14pt" style:font-size-complex="14pt"/>
    </style:style>
    <style:style style:name="P71" style:family="paragraph" style:parent-style-name="Text_20_body">
      <style:text-properties style:font-name="DejaVu Sans" fo:font-size="14pt" officeooo:rsid="001565a3" officeooo:paragraph-rsid="00b8ed2e" style:font-size-asian="14pt" style:font-size-complex="14pt"/>
    </style:style>
    <style:style style:name="P72" style:family="paragraph" style:parent-style-name="Text_20_body">
      <style:text-properties style:font-name="DejaVu Sans" fo:font-size="14pt" officeooo:rsid="001565a3" officeooo:paragraph-rsid="00badfb5" style:font-size-asian="14pt" style:font-size-complex="14pt"/>
    </style:style>
    <style:style style:name="P73" style:family="paragraph" style:parent-style-name="Text_20_body">
      <style:text-properties style:font-name="DejaVu Sans" fo:font-size="14pt" officeooo:rsid="001565a3" officeooo:paragraph-rsid="00c820dd" style:font-size-asian="14pt" style:font-size-complex="14pt"/>
    </style:style>
    <style:style style:name="P74" style:family="paragraph" style:parent-style-name="Text_20_body">
      <style:text-properties style:font-name="DejaVu Sans" fo:font-size="14pt" officeooo:rsid="001565a3" officeooo:paragraph-rsid="00d86541" style:font-size-asian="14pt" style:font-size-complex="14pt"/>
    </style:style>
    <style:style style:name="P75" style:family="paragraph" style:parent-style-name="Text_20_body">
      <style:text-properties style:font-name="DejaVu Sans" fo:font-size="14pt" officeooo:rsid="001565a3" officeooo:paragraph-rsid="00dd9be9" style:font-size-asian="14pt" style:font-size-complex="14pt"/>
    </style:style>
    <style:style style:name="P76" style:family="paragraph" style:parent-style-name="Text_20_body">
      <style:text-properties style:font-name="DejaVu Sans" fo:font-size="14pt" officeooo:rsid="001565a3" officeooo:paragraph-rsid="00e0d290" style:font-size-asian="14pt" style:font-size-complex="14pt"/>
    </style:style>
    <style:style style:name="P77" style:family="paragraph" style:parent-style-name="Text_20_body">
      <style:text-properties style:font-name="DejaVu Sans" fo:font-size="14pt" officeooo:rsid="001565a3" officeooo:paragraph-rsid="00e28792" style:font-size-asian="14pt" style:font-size-complex="14pt"/>
    </style:style>
    <style:style style:name="P78" style:family="paragraph" style:parent-style-name="Text_20_body">
      <style:text-properties style:font-name="DejaVu Sans" fo:font-size="14pt" officeooo:rsid="001565a3" officeooo:paragraph-rsid="00e5a28a" style:font-size-asian="14pt" style:font-size-complex="14pt"/>
    </style:style>
    <style:style style:name="P79" style:family="paragraph" style:parent-style-name="Text_20_body">
      <style:text-properties style:font-name="DejaVu Sans" fo:font-size="14pt" officeooo:rsid="001565a3" officeooo:paragraph-rsid="00ed5565" style:font-size-asian="14pt" style:font-size-complex="14pt"/>
    </style:style>
    <style:style style:name="P80" style:family="paragraph" style:parent-style-name="Text_20_body">
      <style:text-properties style:font-name="DejaVu Sans" fo:font-size="14pt" officeooo:rsid="00b0de5b" officeooo:paragraph-rsid="00b0de5b" style:font-size-asian="14pt" style:font-size-complex="14pt"/>
    </style:style>
    <style:style style:name="P81" style:family="paragraph" style:parent-style-name="Text_20_body">
      <style:text-properties officeooo:paragraph-rsid="0089764f"/>
    </style:style>
    <style:style style:name="P82" style:family="paragraph" style:parent-style-name="Text_20_body">
      <style:text-properties officeooo:paragraph-rsid="00b8ed2e"/>
    </style:style>
    <style:style style:name="P83" style:family="paragraph" style:parent-style-name="Text_20_body">
      <style:text-properties officeooo:paragraph-rsid="00cbf5d4"/>
    </style:style>
    <style:style style:name="P84" style:family="paragraph" style:parent-style-name="Text_20_body">
      <style:text-properties officeooo:paragraph-rsid="00ce2595"/>
    </style:style>
    <style:style style:name="P85" style:family="paragraph" style:parent-style-name="Text_20_body">
      <style:text-properties officeooo:paragraph-rsid="00d2b5cf"/>
    </style:style>
    <style:style style:name="P86" style:family="paragraph" style:parent-style-name="Text_20_body">
      <style:text-properties officeooo:paragraph-rsid="00d2e30e"/>
    </style:style>
    <style:style style:name="P87" style:family="paragraph" style:parent-style-name="Text_20_body">
      <style:text-properties officeooo:paragraph-rsid="00d319c0"/>
    </style:style>
    <style:style style:name="P88" style:family="paragraph" style:parent-style-name="Text_20_body">
      <style:text-properties officeooo:paragraph-rsid="00d3f73c"/>
    </style:style>
    <style:style style:name="P89" style:family="paragraph" style:parent-style-name="Text_20_body">
      <style:text-properties officeooo:paragraph-rsid="00d47b7b"/>
    </style:style>
    <style:style style:name="P90" style:family="paragraph" style:parent-style-name="Text_20_body">
      <style:text-properties officeooo:paragraph-rsid="00d5307f"/>
    </style:style>
    <style:style style:name="P91" style:family="paragraph" style:parent-style-name="Text_20_body">
      <style:text-properties officeooo:paragraph-rsid="00d86541"/>
    </style:style>
    <style:style style:name="P92" style:family="paragraph" style:parent-style-name="Text_20_body">
      <style:text-properties officeooo:paragraph-rsid="00db8a10"/>
    </style:style>
    <style:style style:name="P93" style:family="paragraph" style:parent-style-name="Heading_20_1">
      <style:paragraph-properties fo:line-height="115%"/>
      <style:text-properties style:font-name="DejaVu Sans" fo:font-size="14pt" style:font-size-asian="14pt" style:font-size-complex="14pt"/>
    </style:style>
    <style:style style:name="P94" style:family="paragraph" style:parent-style-name="Heading_20_1">
      <style:paragraph-properties fo:break-before="page"/>
      <style:text-properties style:font-name="DejaVu Sans" fo:font-size="14pt" style:font-size-asian="14pt" style:font-size-complex="14pt"/>
    </style:style>
    <style:style style:name="P95" style:family="paragraph" style:parent-style-name="Heading_20_2">
      <style:text-properties style:font-name="DejaVu Sans"/>
    </style:style>
    <style:style style:name="P96" style:family="paragraph" style:parent-style-name="Heading_20_2">
      <style:text-properties style:font-name="DejaVu Sans" fo:font-size="14pt" style:font-size-asian="14pt" style:font-size-complex="14pt"/>
    </style:style>
    <style:style style:name="P97" style:family="paragraph" style:parent-style-name="Heading_20_2" style:list-style-name="">
      <style:text-properties style:font-name="DejaVu Sans" fo:font-size="14pt" style:font-size-asian="14pt" style:font-size-complex="14pt"/>
    </style:style>
    <style:style style:name="P98" style:family="paragraph" style:parent-style-name="Heading_20_2">
      <style:text-properties style:font-name="DejaVu Sans" fo:font-size="14pt" officeooo:rsid="001b5e8b" style:font-size-asian="14pt" style:font-size-complex="14pt"/>
    </style:style>
    <style:style style:name="P99" style:family="paragraph" style:parent-style-name="Heading_20_2">
      <style:text-properties style:font-name="DejaVu Sans" fo:font-size="14pt" officeooo:rsid="001565a3" officeooo:paragraph-rsid="00638567" style:font-size-asian="14pt" style:font-size-complex="14pt"/>
    </style:style>
    <style:style style:name="P100" style:family="paragraph" style:parent-style-name="Heading_20_2">
      <style:text-properties style:font-name="DejaVu Sans" fo:font-size="14pt" officeooo:rsid="001565a3" officeooo:paragraph-rsid="008507e0" style:font-size-asian="14pt" style:font-size-complex="14pt"/>
    </style:style>
    <style:style style:name="P101" style:family="paragraph" style:parent-style-name="Heading_20_2">
      <style:paragraph-properties fo:break-before="page"/>
      <style:text-properties style:font-name="DejaVu Sans" fo:font-size="14pt" style:font-size-asian="14pt" style:font-size-complex="14pt"/>
    </style:style>
    <style:style style:name="P102" style:family="paragraph" style:parent-style-name="Heading_20_2">
      <style:paragraph-properties fo:text-align="start" style:justify-single-word="false" fo:break-before="page"/>
      <style:text-properties style:font-name="DejaVu Sans" fo:font-size="14pt" officeooo:paragraph-rsid="000c3b02" style:font-size-asian="14pt" style:font-size-complex="14pt"/>
    </style:style>
    <style:style style:name="P103" style:family="paragraph" style:parent-style-name="Heading_20_3">
      <style:text-properties style:font-name="DejaVu Sans"/>
    </style:style>
    <style:style style:name="P104" style:family="paragraph" style:parent-style-name="Heading_20_3">
      <style:text-properties style:font-name="DejaVu Sans" fo:font-size="14pt" style:font-size-asian="14pt" style:font-size-complex="14pt"/>
    </style:style>
    <style:style style:name="P105" style:family="paragraph" style:parent-style-name="Heading_20_3">
      <style:text-properties style:font-name="DejaVu Sans" fo:font-size="14pt" officeooo:paragraph-rsid="002465cc" style:font-size-asian="14pt" style:font-size-complex="14pt"/>
    </style:style>
    <style:style style:name="P106" style:family="paragraph" style:parent-style-name="Heading_20_3">
      <style:text-properties style:font-name="DejaVu Sans" fo:font-size="14pt" officeooo:rsid="001565a3" officeooo:paragraph-rsid="007f94a3" style:font-size-asian="14pt" style:font-size-complex="14pt"/>
    </style:style>
    <style:style style:name="P107" style:family="paragraph" style:parent-style-name="Heading_20_3">
      <style:text-properties style:font-name="DejaVu Sans" fo:font-size="14pt" officeooo:rsid="001565a3" officeooo:paragraph-rsid="0089764f" style:font-size-asian="14pt" style:font-size-complex="14pt"/>
    </style:style>
    <style:style style:name="P108" style:family="paragraph" style:parent-style-name="Heading_20_3">
      <style:text-properties style:font-name="DejaVu Sans" officeooo:paragraph-rsid="0067cf2b"/>
    </style:style>
    <style:style style:name="P109" style:family="paragraph" style:parent-style-name="Heading_20_3">
      <style:text-properties style:font-name="DejaVu Sans" officeooo:paragraph-rsid="0089764f"/>
    </style:style>
    <style:style style:name="P110" style:family="paragraph" style:parent-style-name="Heading_20_3">
      <style:text-properties officeooo:paragraph-rsid="0075f974"/>
    </style:style>
    <style:style style:name="P111" style:family="paragraph" style:parent-style-name="Heading_20_3">
      <style:text-properties officeooo:paragraph-rsid="0089764f"/>
    </style:style>
    <style:style style:name="P112" style:family="paragraph" style:parent-style-name="Heading_20_3">
      <style:text-properties officeooo:paragraph-rsid="00d86541"/>
    </style:style>
    <style:style style:name="T1" style:family="text">
      <style:text-properties officeooo:rsid="000d8a66"/>
    </style:style>
    <style:style style:name="T2" style:family="text">
      <style:text-properties officeooo:rsid="0010a5ef"/>
    </style:style>
    <style:style style:name="T3" style:family="text">
      <style:text-properties officeooo:rsid="0011812e"/>
    </style:style>
    <style:style style:name="T4" style:family="text">
      <style:text-properties officeooo:rsid="0006c9d9"/>
    </style:style>
    <style:style style:name="T5" style:family="text">
      <style:text-properties officeooo:rsid="0007babd"/>
    </style:style>
    <style:style style:name="T6" style:family="text">
      <style:text-properties officeooo:rsid="001565a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c9d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5a3" style:font-weight-asian="bold" style:font-weight-complex="bold"/>
    </style:style>
    <style:style style:name="T11" style:family="text">
      <style:text-properties fo:font-weight="bold" officeooo:rsid="00778eb7" style:font-weight-asian="bold" style:font-weight-complex="bold"/>
    </style:style>
    <style:style style:name="T12" style:family="text">
      <style:text-properties fo:font-size="14pt" officeooo:rsid="001565a3" style:font-size-asian="14pt" style:font-size-complex="14pt"/>
    </style:style>
    <style:style style:name="T13" style:family="text">
      <style:text-properties fo:font-size="14pt" fo:font-weight="bold" officeooo:rsid="001565a3" style:font-size-asian="14pt" style:font-weight-asian="bold" style:font-size-complex="14pt" style:font-weight-complex="bold"/>
    </style:style>
    <style:style style:name="T14" style:family="text">
      <style:text-properties officeooo:rsid="002acaf9"/>
    </style:style>
    <style:style style:name="T15" style:family="text">
      <style:text-properties officeooo:rsid="0032d5d5"/>
    </style:style>
    <style:style style:name="T16" style:family="text">
      <style:text-properties officeooo:rsid="003dddee"/>
    </style:style>
    <style:style style:name="T17" style:family="text">
      <style:text-properties officeooo:rsid="0049410e"/>
    </style:style>
    <style:style style:name="T18" style:family="text">
      <style:text-properties officeooo:rsid="004d6768"/>
    </style:style>
    <style:style style:name="T19" style:family="text">
      <style:text-properties officeooo:rsid="004e619b"/>
    </style:style>
    <style:style style:name="T20" style:family="text">
      <style:text-properties officeooo:rsid="004ef40e"/>
    </style:style>
    <style:style style:name="T21" style:family="text">
      <style:text-properties style:font-name="DejaVu Sans"/>
    </style:style>
    <style:style style:name="T22" style:family="text">
      <style:text-properties style:font-name="DejaVu Sans" fo:font-size="14pt" officeooo:rsid="001565a3" style:font-size-asian="14pt" style:font-size-complex="14pt"/>
    </style:style>
    <style:style style:name="T23" style:family="text">
      <style:text-properties style:font-name="DejaVu Sans" fo:font-size="14pt" officeooo:rsid="00778eb7" style:font-size-asian="14pt" style:font-size-complex="14pt"/>
    </style:style>
    <style:style style:name="T24" style:family="text">
      <style:text-properties style:font-name="DejaVu Sans" fo:font-size="14pt" officeooo:rsid="0080a0d3" style:font-size-asian="14pt" style:font-size-complex="14pt"/>
    </style:style>
    <style:style style:name="T25" style:family="text">
      <style:text-properties style:font-name="DejaVu Sans" fo:font-size="14pt" officeooo:rsid="009b0543" style:font-size-asian="14pt" style:font-size-complex="14pt"/>
    </style:style>
    <style:style style:name="T26" style:family="text">
      <style:text-properties style:font-name="DejaVu Sans" fo:font-size="14pt" officeooo:rsid="009c5766" style:font-size-asian="14pt" style:font-size-complex="14pt"/>
    </style:style>
    <style:style style:name="T27" style:family="text">
      <style:text-properties style:font-name="DejaVu Sans" fo:font-size="14pt" officeooo:rsid="009e1106" style:font-size-asian="14pt" style:font-size-complex="14pt"/>
    </style:style>
    <style:style style:name="T28" style:family="text">
      <style:text-properties style:font-name="DejaVu Sans" fo:font-size="14pt" officeooo:rsid="00cc5663" style:font-size-asian="14pt" style:font-size-complex="14pt"/>
    </style:style>
    <style:style style:name="T29" style:family="text">
      <style:text-properties style:font-name="DejaVu Sans" fo:font-size="14pt" officeooo:rsid="00cf1850" style:font-size-asian="14pt" style:font-size-complex="14pt"/>
    </style:style>
    <style:style style:name="T30" style:family="text">
      <style:text-properties style:font-name="DejaVu Sans" fo:font-size="14pt" officeooo:rsid="00d0dc4a" style:font-size-asian="14pt" style:font-size-complex="14pt"/>
    </style:style>
    <style:style style:name="T31" style:family="text">
      <style:text-properties style:font-name="DejaVu Sans" fo:font-size="14pt" officeooo:rsid="00d2b5cf" style:font-size-asian="14pt" style:font-size-complex="14pt"/>
    </style:style>
    <style:style style:name="T32" style:family="text">
      <style:text-properties style:font-name="DejaVu Sans" fo:font-size="14pt" officeooo:rsid="00d2e30e" style:font-size-asian="14pt" style:font-size-complex="14pt"/>
    </style:style>
    <style:style style:name="T33" style:family="text">
      <style:text-properties style:font-name="DejaVu Sans" fo:font-size="14pt" officeooo:rsid="00d319c0" style:font-size-asian="14pt" style:font-size-complex="14pt"/>
    </style:style>
    <style:style style:name="T34" style:family="text">
      <style:text-properties style:font-name="DejaVu Sans" fo:font-size="14pt" officeooo:rsid="00d3f73c" style:font-size-asian="14pt" style:font-size-complex="14pt"/>
    </style:style>
    <style:style style:name="T35" style:family="text">
      <style:text-properties style:font-name="DejaVu Sans" fo:font-size="14pt" officeooo:rsid="00d47b7b" style:font-size-asian="14pt" style:font-size-complex="14pt"/>
    </style:style>
    <style:style style:name="T36" style:family="text">
      <style:text-properties style:font-name="DejaVu Sans" fo:font-size="14pt" officeooo:rsid="00d6affa" style:font-size-asian="14pt" style:font-size-complex="14pt"/>
    </style:style>
    <style:style style:name="T37" style:family="text">
      <style:text-properties style:font-name="DejaVu Sans" fo:font-size="14pt" officeooo:rsid="00d9e19b" style:font-size-asian="14pt" style:font-size-complex="14pt"/>
    </style:style>
    <style:style style:name="T38" style:family="text">
      <style:text-properties style:font-name="DejaVu Sans" fo:font-size="14pt" fo:font-weight="bold" officeooo:rsid="001565a3" style:font-size-asian="14pt" style:font-weight-asian="bold" style:font-size-complex="14pt" style:font-weight-complex="bold"/>
    </style:style>
    <style:style style:name="T39" style:family="text">
      <style:text-properties style:font-name="DejaVu Sans" officeooo:rsid="0068d823"/>
    </style:style>
    <style:style style:name="T40" style:family="text">
      <style:text-properties officeooo:rsid="0059475e"/>
    </style:style>
    <style:style style:name="T41" style:family="text">
      <style:text-properties officeooo:rsid="005c7b2a"/>
    </style:style>
    <style:style style:name="T42" style:family="text">
      <style:text-properties officeooo:rsid="005fc4d0"/>
    </style:style>
    <style:style style:name="T43" style:family="text">
      <style:text-properties officeooo:rsid="00638567"/>
    </style:style>
    <style:style style:name="T44" style:family="text">
      <style:text-properties officeooo:rsid="006543a2"/>
    </style:style>
    <style:style style:name="T45" style:family="text">
      <style:text-properties officeooo:rsid="0068d823"/>
    </style:style>
    <style:style style:name="T46" style:family="text">
      <style:text-properties officeooo:rsid="006a785d"/>
    </style:style>
    <style:style style:name="T47" style:family="text">
      <style:text-properties officeooo:rsid="006b2eda"/>
    </style:style>
    <style:style style:name="T48" style:family="text">
      <style:text-properties officeooo:rsid="006b5eba"/>
    </style:style>
    <style:style style:name="T49" style:family="text">
      <style:text-properties officeooo:rsid="00725467"/>
    </style:style>
    <style:style style:name="T50" style:family="text">
      <style:text-properties officeooo:rsid="00778eb7"/>
    </style:style>
    <style:style style:name="T51" style:family="text">
      <style:text-properties officeooo:rsid="007f6263"/>
    </style:style>
    <style:style style:name="T52" style:family="text">
      <style:text-properties officeooo:rsid="0080a0d3"/>
    </style:style>
    <style:style style:name="T53" style:family="text">
      <style:text-properties officeooo:rsid="0086d859"/>
    </style:style>
    <style:style style:name="T54" style:family="text">
      <style:text-properties officeooo:rsid="00883644"/>
    </style:style>
    <style:style style:name="T55" style:family="text">
      <style:text-properties officeooo:rsid="008a389e"/>
    </style:style>
    <style:style style:name="T56" style:family="text">
      <style:text-properties officeooo:rsid="008d4aff"/>
    </style:style>
    <style:style style:name="T57" style:family="text">
      <style:text-properties officeooo:rsid="0092a2e5"/>
    </style:style>
    <style:style style:name="T58" style:family="text">
      <style:text-properties officeooo:rsid="0094535e"/>
    </style:style>
    <style:style style:name="T59" style:family="text">
      <style:text-properties officeooo:rsid="0094f23f"/>
    </style:style>
    <style:style style:name="T60" style:family="text">
      <style:text-properties officeooo:rsid="0095f360"/>
    </style:style>
    <style:style style:name="T61" style:family="text">
      <style:text-properties officeooo:rsid="009a96eb"/>
    </style:style>
    <style:style style:name="T62" style:family="text">
      <style:text-properties officeooo:rsid="00bede3e"/>
    </style:style>
    <style:style style:name="T63" style:family="text">
      <style:text-properties officeooo:rsid="00c6e7e7"/>
    </style:style>
    <style:style style:name="T64" style:family="text">
      <style:text-properties officeooo:rsid="00c820dd"/>
    </style:style>
    <style:style style:name="T65" style:family="text">
      <style:text-properties officeooo:rsid="00d9e19b"/>
    </style:style>
    <style:style style:name="T66" style:family="text">
      <style:text-properties officeooo:rsid="00dc243a"/>
    </style:style>
    <style:style style:name="T67" style:family="text">
      <style:text-properties officeooo:rsid="00e28792"/>
    </style:style>
    <style:style style:name="T68" style:family="text">
      <style:text-properties officeooo:rsid="00ed556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HANOI UNIVERSITY OF SCIENCE AND TECHNOLOGY</text:p>
      <text:p text:style-name="P44">SCHOOL OF INFORMATION <text:span text:style-name="T17">AND</text:span> COMMUNICATION TECHNOLOGY</text:p>
      <text:p text:style-name="P38"/>
      <text:p text:style-name="P38"/>
      <text:p text:style-name="P38"/>
      <text:p text:style-name="P38"/>
      <text:p text:style-name="P38"/>
      <text:p text:style-name="P38"/>
      <text:p text:style-name="P47"/>
      <text:p text:style-name="P38"/>
      <text:p text:style-name="P42">DESIGN DOCUMENT FOR</text:p>
      <text:p text:style-name="P43">Flashcard Software</text:p>
      <text:p text:style-name="P49">***</text:p>
      <text:p text:style-name="P39"/>
      <text:p text:style-name="P39"/>
      <text:p text:style-name="P39"/>
      <text:p text:style-name="P40"><text:span text:style-name="T1">For c</text:span>ourse: Software Engineering</text:p>
      <text:p text:style-name="P53"><text:tab/>*** Group 1:</text:p>
      <text:p text:style-name="P54"><text:tab/>- <text:span text:style-name="T2">Nguyễn Việt Anh</text:span></text:p>
      <text:p text:style-name="P55">- <text:span text:style-name="T2">Bùi Thị Phương Anh</text:span></text:p>
      <text:p text:style-name="P55">- <text:span text:style-name="T2">Trần Thị Thoa</text:span></text:p>
      <text:p text:style-name="P55">- <text:span text:style-name="T2">Phạm Nguyên Khánh Phong</text:span></text:p>
      <text:p text:style-name="P55">- <text:span text:style-name="T3">Trần Vũ Hải</text:span></text:p>
      <text:p text:style-name="P52"/>
      <text:p text:style-name="P46"/>
      <text:p text:style-name="P39"/>
      <text:p text:style-name="P39"/>
      <text:p text:style-name="P45"/>
      <text:h text:style-name="P93" text:outline-level="1"><text:span text:style-name="T8">1. </text:span><text:span text:style-name="T7">Requirement Specification :</text:span></text:h>
      <text:p text:style-name="P48"><text:tab/>Flash card is a method that combining English word and a corresponding image to help people remembering words more easily and having fun with learning English.</text:p>
      <text:p text:style-name="P51"><text:tab/>Main feature: </text:p>
      <text:p text:style-name="P48"><text:span text:style-name="T7"><text:tab/><text:tab/><text:tab/></text:span>+ Visualize flashcards, Flashcard collections on the computer screen so that people can use to learning without buying their paper collections.</text:p>
      <text:p text:style-name="P50"><text:s text:c="25"/>+ Can be used in multiple platform (firstly on web and PC application) to learn every where.</text:p>
      <text:p text:style-name="P48"><text:s text:c="26"/>+ Help people in using avai<text:span text:style-name="T4">l</text:span>able Flashcard collections, creating/editing their own collections.</text:p>
      <text:p text:style-name="P48"/>
      <text:h text:style-name="P94" text:outline-level="1">2. Design <text:span text:style-name="T5">diagram</text:span></text:h>
      <text:h text:style-name="P96" text:outline-level="2">2.1. Use-case diagram</text:h>
      <text:p text:style-name="P1"/>
      <text:p text:style-name="P2"><draw:frame draw:style-name="fr1" draw:name="Image1" text:anchor-type="paragraph" svg:width="6.9272in" svg:height="6.2638in" draw:z-index="0"><draw:image xlink:href="Pictures/1000020100000344000002F4B27B2103E72CB731.png" xlink:type="simple" xlink:show="embed" xlink:actuate="onLoad" loext:mime-type="image/png"/></draw:frame></text:p>
      <text:h text:style-name="P101" text:outline-level="2">2.2. Activity diagrams</text:h>
      <text:p text:style-name="P32">LOGIN</text:p>
      <text:p text:style-name="P3"><draw:frame draw:style-name="fr2" draw:name="Image2" text:anchor-type="paragraph" svg:width="6.9272in" svg:height="3.5898in" draw:z-index="1"><draw:image xlink:href="Pictures/1000020100000353000001B93116EE7AD72B609F.png" xlink:type="simple" xlink:show="embed" xlink:actuate="onLoad" loext:mime-type="image/png"/></draw:frame></text:p>
      <text:p text:style-name="P3"/>
      <text:p text:style-name="P3"><draw:frame draw:style-name="fr2" draw:name="Image3" text:anchor-type="paragraph" svg:width="6.9272in" svg:height="8.5307in" draw:z-index="2"><draw:image xlink:href="Pictures/1000020100000438000005326880AB28925D2E2A.png" xlink:type="simple" xlink:show="embed" xlink:actuate="onLoad" loext:mime-type="image/png"/></draw:frame><text:soft-page-break/></text:p>
      <text:p text:style-name="P3"/>
      <text:p text:style-name="P3"><draw:frame draw:style-name="fr2" draw:name="Image4" text:anchor-type="paragraph" svg:width="6.9272in" svg:height="5.6457in" draw:z-index="3"><draw:image xlink:href="Pictures/10000201000004A6000003CA06D6D747180D3265.png" xlink:type="simple" xlink:show="embed" xlink:actuate="onLoad" loext:mime-type="image/png"/></draw:frame><text:soft-page-break/></text:p>
      <text:p text:style-name="P3"/>
      <text:p text:style-name="P37"><draw:frame draw:style-name="fr3" draw:name="Image5" text:anchor-type="paragraph" svg:x="0.0102in" svg:y="0.0126in" svg:width="6.9272in" svg:height="4.252in" draw:z-index="4"><draw:image xlink:href="Pictures/100002010000041900000284D246BC2F5CA280BC.png" xlink:type="simple" xlink:show="embed" xlink:actuate="onLoad" loext:mime-type="image/png"/></draw:frame></text:p>
      <text:p text:style-name="P3"/>
      <text:h text:style-name="P97" text:outline-level="2"/>
      <text:h text:style-name="P102" text:outline-level="2">2.3. Entity diagram</text:h>
      <text:p text:style-name="P3"><draw:frame draw:style-name="fr4" draw:name="Image6" text:anchor-type="paragraph" svg:x="0.7957in" svg:y="3.1291in" svg:width="9.7626in" svg:height="2.972in" draw:z-index="5" draw:transform="translate (-5.67696850393701in -4.61515748031496in) rotate (1.5707963267949) translate (5.67696850393701in 4.61515748031496in)"><draw:image xlink:href="Pictures/100002010000064D000001EB3C25796B621C04B1.png" xlink:type="simple" xlink:show="embed" xlink:actuate="onLoad" loext:mime-type="image/png"/></draw:frame></text:p>
      <text:h text:style-name="P101" text:outline-level="2">3. Web APIs</text:h>
      <text:p text:style-name="P4">The APIs in this part are used in communication between server (Node.js) and clients (Web frontend and PC application).</text:p>
      <text:p text:style-name="P4"><text:s/></text:p>
      <text:h text:style-name="P98" text:outline-level="2">3.1. Dictionary</text:h>
      <text:h text:style-name="P105" text:outline-level="3">- E-V Dictionary <text:span text:style-name="T10">Lookup:</text:span></text:h>
      <text:p text:style-name="P31"><text:span text:style-name="T10"><text:tab/>GET:</text:span><text:span text:style-name="T6"> /api/dictionary/ev?lookup=&lt;word&gt;</text:span></text:p>
      <text:h text:style-name="P96" text:outline-level="2">3.2. User management</text:h>
      <text:h text:style-name="P104" text:outline-level="3">- User Register</text:h>
      <text:p text:style-name="P4"><text:span text:style-name="T9"><text:tab/>POST:</text:span> /api/user/register</text:p>
      <text:p text:style-name="P33"><text:tab/>params:</text:p>
      <text:p text:style-name="P12"><text:span text:style-name="T9"><text:tab/></text:span>{</text:p>
      <text:p text:style-name="P12"><text:tab/><text:tab/>'username': '&lt;username&gt;', </text:p>
      <text:p text:style-name="P12"><text:tab/><text:tab/>'password': '&lt;password&gt;',</text:p>
      <text:p text:style-name="P13"><text:tab/><text:tab/>'<text:span text:style-name="T18">email</text:span>': '&lt;password&gt;',</text:p>
      <text:p text:style-name="P13"><text:tab/><text:tab/>'<text:span text:style-name="T19">fullname</text:span>': '&lt;password&gt;'</text:p>
      <text:p text:style-name="P12"><text:tab/>}</text:p>
      <text:p text:style-name="P4"><text:span text:style-name="T9"><text:tab/>success:</text:span> return {'success': true}</text:p>
      <text:p text:style-name="P4"><text:span text:style-name="T9"><text:tab/>fail: </text:span>return {'suc<text:span text:style-name="T20">c</text:span>ess': false, 'message': '&lt;why fail?&gt;'}</text:p>
      <text:h text:style-name="P104" text:outline-level="3">- User Login</text:h>
      <text:p text:style-name="P4"><text:span text:style-name="T9"><text:tab/>POST:</text:span> /api/user/login</text:p>
      <text:p text:style-name="P34"><text:tab/>params:</text:p>
      <text:p text:style-name="P11"><text:span text:style-name="T9"><text:tab/></text:span>{</text:p>
      <text:p text:style-name="P7"><text:tab/><text:tab/>'username': '&lt;username&gt;', </text:p>
      <text:p text:style-name="P7"><text:tab/><text:tab/>'password': '&lt;password&gt;'</text:p>
      <text:p text:style-name="P7"><text:soft-page-break/><text:tab/>}</text:p>
      <text:p text:style-name="P4"><text:span text:style-name="T9"><text:tab/>success:</text:span> return {'success': true, 'token': '&lt;token&gt;'}</text:p>
      <text:p text:style-name="P4"><text:span text:style-name="T9"><text:tab/>fail:</text:span> return {'success': false}</text:p>
      <text:h text:style-name="P104" text:outline-level="3">- User Logout</text:h>
      <text:p text:style-name="P4"><text:span text:style-name="T9"><text:tab/>POST:</text:span> /api/user/logout</text:p>
      <text:p text:style-name="P4"><text:span text:style-name="T9"><text:tab/>params:</text:span> {'username': '&lt;username&gt;', 'token', '&lt;token&gt;'}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h text:style-name="P104" text:outline-level="3">- Check login state</text:h>
      <text:p text:style-name="P4"><text:span text:style-name="T9"><text:tab/>POST:</text:span> /api/user/islogin</text:p>
      <text:p text:style-name="P4"><text:span text:style-name="T9"><text:tab/>params:</text:span> {'username': '&lt;username&gt;', 'token': '&lt;token&gt;'}</text:p>
      <text:p text:style-name="P4"><text:span text:style-name="T9"><text:tab/>success:</text:span> return {'success': true, 'isLoggedIn': true}</text:p>
      <text:p text:style-name="P4"><text:span text:style-name="T9"><text:tab/>fail:</text:span> return {'success': false}</text:p>
      <text:p text:style-name="P4"><text:span text:style-name="T14"><text:tab/>or:</text:span> return {'success': true, 'isLoggedIn': false}</text:p>
      <text:h text:style-name="P103" text:outline-level="3">- Update user info</text:h>
      <text:p text:style-name="P4"><text:span text:style-name="T9"><text:tab/>POST: </text:span>/api/user/updateinfo</text:p>
      <text:p text:style-name="P4"><text:span text:style-name="T9"><text:tab/>params:</text:span> {'username': '&lt;username&gt;', 'token': '&lt;token&gt;',</text:p>
      <text:p text:style-name="P4"><text:s text:c="9"/>'oldPassword': '&lt;oldPassword&gt;'</text:p>
      <text:p text:style-name="P4"><text:s text:c="15"/>'newUserInfo': {</text:p>
      <text:p text:style-name="P4"><text:s text:c="21"/>'email' <text:s text:c="7"/>: '&lt;email&gt;',</text:p>
      <text:p text:style-name="P4"><text:s text:c="21"/>'bio' <text:s text:c="9"/>: '&lt;bio&gt;',</text:p>
      <text:p text:style-name="P4"><text:s text:c="21"/>'fullname' <text:s text:c="4"/>: '&lt;fullname&gt;',</text:p>
      <text:p text:style-name="P4"><text:s text:c="21"/>'newPassword' <text:s/>: '&lt;newPassword&gt;',</text:p>
      <text:p text:style-name="P4"><text:s text:c="16"/>}</text:p>
      <text:p text:style-name="P4"><text:s text:c="9"/>}</text:p>
      <text:p text:style-name="P4"><text:soft-page-break/><text:s text:c="3"/><text:tab/>=&gt; 'oldPassword', 'newPassword' are used when user wants to change their password</text:p>
      <text:p text:style-name="P4"><text:s text:c="3"/><text:tab/>=&gt; all properties of 'newUserInfo' are optional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p text:style-name="P4"/>
      <text:h text:style-name="P103" text:outline-level="3">- Get user info</text:h>
      <text:p text:style-name="P4"><text:span text:style-name="T9"><text:tab/>POST:</text:span> /api/user/getinfo</text:p>
      <text:p text:style-name="P14"><text:span text:style-name="T9"><text:tab/>params:</text:span> <text:span text:style-name="T9"><text:s/></text:span>{</text:p>
      <text:p text:style-name="P14"><text:tab/><text:tab/>'user': '&lt;username&gt;', </text:p>
      <text:p text:style-name="P14"><text:tab/><text:tab/>'token', '&lt;token&gt;'</text:p>
      <text:p text:style-name="P14"><text:tab/>}</text:p>
      <text:p text:style-name="P20"><text:span text:style-name="T9"><text:tab/>success: </text:span>return </text:p>
      <text:p text:style-name="P20"><text:tab/>{</text:p>
      <text:p text:style-name="P20"><text:tab/><text:tab/>'success': true, </text:p>
      <text:p text:style-name="P20"><text:tab/><text:tab/><text:tab/>'data': {</text:p>
      <text:p text:style-name="P19"><text:tab/><text:tab/><text:tab/>'<text:span text:style-name="T42">email</text:span>': '&lt;<text:span text:style-name="T42">email</text:span>&gt;', </text:p>
      <text:p text:style-name="P18"><text:tab/><text:tab/><text:tab/>'<text:span text:style-name="T41">fullname</text:span>': '&lt;<text:span text:style-name="T41">fullname</text:span>&gt;', </text:p>
      <text:p text:style-name="P17"><text:tab/><text:tab/><text:tab/>'bio': '&lt;bio&gt;', </text:p>
      <text:p text:style-name="P15"><text:tab/><text:tab/><text:tab/>'user<text:span text:style-name="T40">name</text:span>': '&lt;username&gt;', </text:p>
      <text:p text:style-name="P16"><text:tab/><text:tab/><text:tab/>'phofile_photo', '&lt;phofile_photo&gt;'</text:p>
      <text:p text:style-name="P20"><text:tab/><text:tab/>}</text:p>
      <text:p text:style-name="P20"><text:tab/>}</text:p>
      <text:p text:style-name="P4"/>
      <text:h text:style-name="P95" text:outline-level="2"><text:soft-page-break/>3.3. Image mamangement</text:h>
      <text:h text:style-name="P103" text:outline-level="3">- Upload image</text:h>
      <text:p text:style-name="P83"><text:span text:style-name="T21"><text:tab/></text:span><text:span text:style-name="T38">POST:</text:span><text:span text:style-name="T22"> /api/</text:span><text:span text:style-name="T28">image</text:span><text:span text:style-name="T22">/</text:span><text:span text:style-name="T28">upload</text:span></text:p>
      <text:p text:style-name="P6"><text:span text:style-name="T9"><text:tab/>Params: </text:span>{</text:p>
      <text:p text:style-name="P6"><text:tab/><text:tab/>'user': '&lt;username&gt;', </text:p>
      <text:p text:style-name="P6"><text:tab/><text:tab/>'token', '&lt;token&gt;',</text:p>
      <text:p text:style-name="P4"><text:s text:c="5"/><text:tab/><text:tab/>'image': &lt;image-base64&gt;</text:p>
      <text:p text:style-name="P4"><text:tab/>}</text:p>
      <text:p text:style-name="P4"><text:span text:style-name="T9"><text:tab/>success</text:span>: return {'success': true, 'imageUrl': '&lt;image-address&gt;'}</text:p>
      <text:p text:style-name="P4"><text:span text:style-name="T9"><text:tab/>fail:</text:span> return {'success': false}</text:p>
      <text:h text:style-name="P103" text:outline-level="3">- <text:span text:style-name="T15">Delete image &lt;not implemented&gt;</text:span></text:h>
      <text:p text:style-name="P35"><text:tab/><text:span text:style-name="T13">Params: </text:span><text:span text:style-name="T12">{</text:span></text:p>
      <text:p text:style-name="P10"><text:tab/><text:tab/>'user': '&lt;username&gt;', </text:p>
      <text:p text:style-name="P10"><text:tab/><text:tab/>'token', '&lt;token&gt;',</text:p>
      <text:p text:style-name="P8"><text:s text:c="5"/><text:tab/><text:tab/>'imageUrl': '&lt;image-address&gt;'</text:p>
      <text:p text:style-name="P5"><text:tab/>}</text:p>
      <text:p text:style-name="P9"><text:span text:style-name="T9"><text:tab/>success</text:span>: <text:s/>return {'success': <text:span text:style-name="T16">true</text:span>}</text:p>
      <text:p text:style-name="P5"><text:span text:style-name="T9"><text:tab/>fail:</text:span> return {'success': false}</text:p>
      <text:h text:style-name="P99" text:outline-level="2">3.<text:span text:style-name="T44">4</text:span>. <text:span text:style-name="T43">Collection</text:span> mamangement</text:h>
      <text:h text:style-name="P108" text:outline-level="3">- <text:span text:style-name="T45">Create collection</text:span></text:h>
      <text:p text:style-name="P84"><text:span text:style-name="T39"><text:tab/></text:span><text:span text:style-name="T38">POST:</text:span><text:span text:style-name="T22"> /api/</text:span><text:span text:style-name="T29">collection</text:span><text:span text:style-name="T22">/</text:span><text:span text:style-name="T30">create</text:span></text:p>
      <text:p text:style-name="P21"><text:span text:style-name="T9"><text:tab/>Params: </text:span>{</text:p>
      <text:p text:style-name="P60"><text:tab/><text:tab/>'<text:span text:style-name="T55">username</text:span>': '&lt;username&gt;', </text:p>
      <text:p text:style-name="P21"><text:tab/><text:tab/>'token', '&lt;token&gt;',</text:p>
      <text:p text:style-name="P24"><text:s text:c="5"/><text:tab/><text:tab/>'<text:span text:style-name="T46">photo</text:span>': '<text:span text:style-name="T46">&lt;photoUrl</text:span>&gt;',</text:p>
      <text:p text:style-name="P23"><text:tab/><text:tab/>'<text:span text:style-name="T47">name</text:span>': '<text:span text:style-name="T46">&lt;name</text:span>&gt;',</text:p>
      <text:p text:style-name="P22"><text:soft-page-break/><text:tab/><text:tab/>'<text:span text:style-name="T48">description</text:span>': '<text:span text:style-name="T46">&lt;description</text:span>&gt;',</text:p>
      <text:p text:style-name="P21"><text:tab/>}</text:p>
      <text:p text:style-name="P25"><text:span text:style-name="T9"><text:tab/>success</text:span>: return</text:p>
      <text:p text:style-name="P25"><text:tab/>{</text:p>
      <text:p text:style-name="P25"><text:tab/><text:tab/>'success': true,</text:p>
      <text:p text:style-name="P26"><text:tab/><text:tab/>'<text:span text:style-name="T49">collection_id</text:span>': '&lt;<text:span text:style-name="T49">collection_id</text:span>&gt;',</text:p>
      <text:p text:style-name="P25"><text:tab/>}</text:p>
      <text:p text:style-name="P21"><text:span text:style-name="T9"><text:tab/>fail:</text:span> return {'success': false}</text:p>
      <text:h text:style-name="P110" text:outline-level="3"><text:span text:style-name="T22">- </text:span><text:span text:style-name="T25">Update</text:span><text:span text:style-name="T23"> collection</text:span></text:h>
      <text:p text:style-name="P85"><text:span text:style-name="T23"><text:tab/></text:span><text:span text:style-name="T38">POST:</text:span><text:span text:style-name="T22"> /api/</text:span><text:span text:style-name="T29">collection</text:span><text:span text:style-name="T22">/</text:span><text:span text:style-name="T31">update</text:span></text:p>
      <text:p text:style-name="P27"><text:span text:style-name="T9"><text:tab/>Params: </text:span>{</text:p>
      <text:p text:style-name="P60"><text:tab/><text:tab/>'<text:span text:style-name="T55">username</text:span>': '&lt;username&gt;', </text:p>
      <text:p text:style-name="P27"><text:tab/><text:tab/>'token', '&lt;token&gt;',</text:p>
      <text:p text:style-name="P28"><text:tab/><text:tab/>'<text:span text:style-name="T49">collection_id</text:span>': '&lt;<text:span text:style-name="T49">collection_id</text:span>&gt;',</text:p>
      <text:p text:style-name="P27"><text:s text:c="5"/><text:tab/><text:tab/>'<text:span text:style-name="T46">photo</text:span>': '<text:span text:style-name="T46">&lt;photoUrl</text:span>&gt;',</text:p>
      <text:p text:style-name="P27"><text:tab/><text:tab/>'<text:span text:style-name="T47">name</text:span>': '<text:span text:style-name="T46">&lt;name</text:span>&gt;',</text:p>
      <text:p text:style-name="P27"><text:tab/><text:tab/>'<text:span text:style-name="T48">description</text:span>': '<text:span text:style-name="T46">&lt;description</text:span>&gt;',</text:p>
      <text:p text:style-name="P27"><text:tab/>}</text:p>
      <text:p text:style-name="P27"><text:span text:style-name="T9"><text:tab/>success</text:span>: return</text:p>
      <text:p text:style-name="P27"><text:tab/>{ 'success': true }</text:p>
      <text:p text:style-name="P27"><text:span text:style-name="T11"><text:tab/>fail:</text:span><text:span text:style-name="T50"> return </text:span></text:p>
      <text:p text:style-name="P29"><text:span text:style-name="T50"><text:tab/></text:span>{ 'success': <text:span text:style-name="T51">false </text:span>}</text:p>
      <text:h text:style-name="P106" text:outline-level="3">- <text:span text:style-name="T52">Delete collection</text:span></text:h>
      <text:p text:style-name="P86"><text:span text:style-name="T24"><text:tab/></text:span><text:span text:style-name="T38">POST:</text:span><text:span text:style-name="T22"> /api/</text:span><text:span text:style-name="T29">collection</text:span><text:span text:style-name="T22">/</text:span><text:span text:style-name="T32">delete</text:span></text:p>
      <text:p text:style-name="P36"><text:span text:style-name="T24"><text:tab/></text:span><text:span text:style-name="T38">Params: </text:span><text:span text:style-name="T22">{</text:span></text:p>
      <text:p text:style-name="P60"><text:tab/><text:tab/>'<text:span text:style-name="T55">username</text:span>': '&lt;username&gt;', </text:p>
      <text:p text:style-name="P30"><text:soft-page-break/><text:tab/><text:tab/>'token', '&lt;token&gt;',</text:p>
      <text:p text:style-name="P30"><text:tab/><text:tab/>'<text:span text:style-name="T49">collection_id</text:span>': '&lt;<text:span text:style-name="T49">collection_id</text:span>&gt;'</text:p>
      <text:p text:style-name="P30"><text:tab/>}</text:p>
      <text:p text:style-name="P30"><text:span text:style-name="T9"><text:tab/>success</text:span>: return</text:p>
      <text:p text:style-name="P30"><text:tab/>{ 'success': true }</text:p>
      <text:p text:style-name="P30"><text:span text:style-name="T11"><text:tab/>fail:</text:span><text:span text:style-name="T50"> return </text:span></text:p>
      <text:p text:style-name="P30"><text:span text:style-name="T50"><text:tab/>{ 'success': false }</text:span></text:p>
      <text:h text:style-name="P112" text:outline-level="3">- Get <text:span text:style-name="T65">collection</text:span> info</text:h>
      <text:p text:style-name="P92"><text:tab/><text:span text:style-name="T38">POST:</text:span><text:span text:style-name="T22"> /api/</text:span><text:span text:style-name="T37">collection</text:span><text:span text:style-name="T22">/</text:span><text:span text:style-name="T36">get</text:span></text:p>
      <text:p text:style-name="P91"><text:tab/><text:span text:style-name="T38">Params: </text:span><text:span text:style-name="T22">{</text:span></text:p>
      <text:p text:style-name="P74"><text:tab/><text:tab/>'<text:span text:style-name="T55">username</text:span>': '&lt;username&gt;', </text:p>
      <text:p text:style-name="P74"><text:tab/><text:tab/>'token', '&lt;token&gt;',</text:p>
      <text:p text:style-name="P75"><text:tab/><text:tab/>'<text:span text:style-name="T66">collection_id</text:span>': '&lt;<text:span text:style-name="T66">collection_id</text:span>&gt;',</text:p>
      <text:p text:style-name="P74"><text:tab/>}</text:p>
      <text:p text:style-name="P57"><text:span text:style-name="T9"><text:tab/>success</text:span>: return</text:p>
      <text:p text:style-name="P77"><text:tab/>{ 'success': true,</text:p>
      <text:p text:style-name="P77"><text:tab/> <text:s text:c="2"/>'<text:span text:style-name="T67">data</text:span>' : <text:span text:style-name="T67">{</text:span></text:p>
      <text:p text:style-name="P78"><text:tab/><text:tab/><text:tab/>'<text:span text:style-name="T49">id</text:span>': '&lt;<text:span text:style-name="T49">collection_id</text:span>&gt;',</text:p>
      <text:p text:style-name="P78"><text:s text:c="5"/><text:tab/><text:tab/><text:tab/>'<text:span text:style-name="T46">photo</text:span>': '<text:span text:style-name="T46">&lt;photoUrl</text:span>&gt;',</text:p>
      <text:p text:style-name="P78"><text:tab/><text:tab/><text:tab/>'<text:span text:style-name="T47">name</text:span>': '<text:span text:style-name="T46">&lt;name</text:span>&gt;',</text:p>
      <text:p text:style-name="P78"><text:tab/><text:tab/><text:tab/>'<text:span text:style-name="T48">description</text:span>': '<text:span text:style-name="T46">&lt;description</text:span>&gt;',</text:p>
      <text:p text:style-name="P79"><text:tab/><text:tab/><text:tab/>'<text:span text:style-name="T68">flashcards</text:span>': <text:span text:style-name="T68">[&lt;list of ids of flashcard in the collection&gt;]</text:span></text:p>
      <text:p text:style-name="P77"><text:span text:style-name="T67"><text:tab/><text:tab/>}</text:span></text:p>
      <text:p text:style-name="P77"><text:tab/>}</text:p>
      <text:p text:style-name="P76"><text:span text:style-name="T11"><text:tab/>fail:</text:span><text:span text:style-name="T50"> return </text:span></text:p>
      <text:p text:style-name="P76"><text:span text:style-name="T50"><text:tab/>{ 'success': false }</text:span></text:p>
      <text:h text:style-name="P100" text:outline-level="2"><text:soft-page-break/>3.<text:span text:style-name="T53">5</text:span>. <text:span text:style-name="T54">Flashcard</text:span> mamangement</text:h>
      <text:h text:style-name="P109" text:outline-level="3">- <text:span text:style-name="T45">Create flashcard</text:span></text:h>
      <text:p text:style-name="P87"><text:span text:style-name="T39"><text:tab/></text:span><text:span text:style-name="T38">POST:</text:span><text:span text:style-name="T22"> /api/</text:span><text:span text:style-name="T33">flashcard</text:span><text:span text:style-name="T22">/</text:span><text:span text:style-name="T30">create</text:span></text:p>
      <text:p text:style-name="P59"><text:span text:style-name="T9"><text:tab/>Params: </text:span>{</text:p>
      <text:p text:style-name="P59"><text:tab/><text:tab/>'<text:span text:style-name="T55">username</text:span>': '&lt;username&gt;', </text:p>
      <text:p text:style-name="P59"><text:tab/><text:tab/>'token', '&lt;token&gt;',</text:p>
      <text:p text:style-name="P62"><text:s text:c="5"/><text:tab/><text:tab/>'<text:span text:style-name="T56">collection_id</text:span>': '<text:span text:style-name="T46">&lt;collection_id</text:span>&gt;',</text:p>
      <text:p text:style-name="P63"><text:tab/><text:tab/>'word': '<text:span text:style-name="T46">&lt;</text:span>word&gt;',</text:p>
      <text:p text:style-name="P65"><text:tab/><text:tab/>'pronunciation': '<text:span text:style-name="T46">&lt;</text:span>pronunciation&gt;',</text:p>
      <text:p text:style-name="P66"><text:tab/><text:tab/>'<text:span text:style-name="T57">meaning</text:span>': '<text:span text:style-name="T46">&lt;meaning</text:span>&gt;',</text:p>
      <text:p text:style-name="P64"><text:tab/><text:tab/>'<text:span text:style-name="T58">image</text:span>': '<text:span text:style-name="T46">&lt;image</text:span>&gt;',</text:p>
      <text:p text:style-name="P64"><text:tab/><text:tab/>'<text:span text:style-name="T59">order</text:span>': '<text:span text:style-name="T46">&lt;order in collection</text:span>&gt;',</text:p>
      <text:p text:style-name="P59"><text:tab/>}</text:p>
      <text:p text:style-name="P59"><text:span text:style-name="T9"><text:tab/>success</text:span>: return</text:p>
      <text:p text:style-name="P59"><text:tab/>{</text:p>
      <text:p text:style-name="P59"><text:tab/><text:tab/>'success': true,</text:p>
      <text:p text:style-name="P67"><text:tab/><text:tab/>'<text:span text:style-name="T60">flashcard_id</text:span>': '&lt;<text:span text:style-name="T60">flashcard_id</text:span>&gt;',</text:p>
      <text:p text:style-name="P59"><text:tab/>}</text:p>
      <text:p text:style-name="P68"><text:span text:style-name="T9"><text:tab/>fail:</text:span> return {'success': false}</text:p>
      <text:h text:style-name="P111" text:outline-level="3"><text:span text:style-name="T22">- </text:span><text:span text:style-name="T26">Update</text:span><text:span text:style-name="T23"> </text:span><text:span text:style-name="T27">flashcard</text:span></text:h>
      <text:p text:style-name="P88"><text:span text:style-name="T27"><text:tab/></text:span><text:span text:style-name="T38">POST:</text:span><text:span text:style-name="T22"> /api/</text:span><text:span text:style-name="T33">flashcard</text:span><text:span text:style-name="T22">/</text:span><text:span text:style-name="T34">update</text:span></text:p>
      <text:p text:style-name="P70"><text:tab/><text:span text:style-name="T9">Params: </text:span>{</text:p>
      <text:p text:style-name="P70"><text:tab/><text:tab/>'<text:span text:style-name="T55">username</text:span>': '&lt;username&gt;', </text:p>
      <text:p text:style-name="P70"><text:tab/><text:tab/>'token', '&lt;token&gt;',</text:p>
      <text:p text:style-name="P80"><text:tab/><text:tab/><text:span text:style-name="T6">'flashcard_id': '&lt;flashcard_id&gt;',</text:span></text:p>
      <text:p text:style-name="P70"><text:tab/><text:tab/>'word': '<text:span text:style-name="T46">&lt;</text:span>word&gt;',</text:p>
      <text:p text:style-name="P70"><text:soft-page-break/><text:tab/><text:tab/>'pronunciation': '<text:span text:style-name="T46">&lt;</text:span>pronunciation&gt;',</text:p>
      <text:p text:style-name="P70"><text:tab/><text:tab/>'<text:span text:style-name="T57">meaning</text:span>': '<text:span text:style-name="T46">&lt;meaning</text:span>&gt;',</text:p>
      <text:p text:style-name="P70"><text:tab/><text:tab/>'<text:span text:style-name="T58">image</text:span>': '<text:span text:style-name="T46">&lt;image</text:span>&gt;',</text:p>
      <text:p text:style-name="P70"><text:tab/><text:tab/>'<text:span text:style-name="T59">order</text:span>': '<text:span text:style-name="T46">&lt;order in collection</text:span>&gt;',</text:p>
      <text:p text:style-name="P70"><text:tab/>}</text:p>
      <text:p text:style-name="P70"><text:span text:style-name="T9"><text:tab/>success</text:span>: return</text:p>
      <text:p text:style-name="P70"><text:tab/>{</text:p>
      <text:p text:style-name="P70"><text:tab/><text:tab/>'success': true</text:p>
      <text:p text:style-name="P70"><text:tab/>}</text:p>
      <text:p text:style-name="P70"><text:span text:style-name="T9"><text:tab/>fail:</text:span> return {'success': false}</text:p>
      <text:h text:style-name="P107" text:outline-level="3">- <text:span text:style-name="T52">Delete flashcard</text:span></text:h>
      <text:p text:style-name="P89"><text:span text:style-name="T24"><text:tab/></text:span><text:span text:style-name="T38">POST:</text:span><text:span text:style-name="T22"> /api/</text:span><text:span text:style-name="T33">flashcard</text:span><text:span text:style-name="T22">/</text:span><text:span text:style-name="T35">delete</text:span></text:p>
      <text:p text:style-name="P81"><text:span text:style-name="T24"><text:tab/></text:span><text:span text:style-name="T38">Params: </text:span><text:span text:style-name="T22">{</text:span></text:p>
      <text:p text:style-name="P61"><text:tab/><text:tab/>'<text:span text:style-name="T55">username</text:span>': '&lt;username&gt;', </text:p>
      <text:p text:style-name="P59"><text:tab/><text:tab/>'token', '&lt;token&gt;',</text:p>
      <text:p text:style-name="P69"><text:tab/><text:tab/>'<text:span text:style-name="T61">flashcard_id</text:span>': '&lt;<text:span text:style-name="T61">flashcard_id</text:span>&gt;',</text:p>
      <text:p text:style-name="P59"><text:tab/>}</text:p>
      <text:p text:style-name="P59"><text:span text:style-name="T9"><text:tab/>success</text:span>: return</text:p>
      <text:p text:style-name="P59"><text:tab/>{ 'success': true }</text:p>
      <text:p text:style-name="P59"><text:span text:style-name="T11"><text:tab/>fail:</text:span><text:span text:style-name="T50"> return </text:span></text:p>
      <text:p text:style-name="P59"><text:span text:style-name="T50"><text:tab/>{ 'success': false }</text:span></text:p>
      <text:h text:style-name="Heading_20_3" text:outline-level="3">- Get flashcard info</text:h>
      <text:p text:style-name="P90"><text:tab/><text:span text:style-name="T38">POST:</text:span><text:span text:style-name="T22"> /api/</text:span><text:span text:style-name="T33">flashcard</text:span><text:span text:style-name="T22">/</text:span><text:span text:style-name="T36">get</text:span></text:p>
      <text:p text:style-name="P82"><text:tab/><text:span text:style-name="T38">Params: </text:span><text:span text:style-name="T22">{</text:span></text:p>
      <text:p text:style-name="P71"><text:tab/><text:tab/>'<text:span text:style-name="T55">username</text:span>': '&lt;username&gt;', </text:p>
      <text:p text:style-name="P71"><text:tab/><text:tab/>'token', '&lt;token&gt;',</text:p>
      <text:p text:style-name="P71"><text:soft-page-break/><text:tab/><text:tab/>'<text:span text:style-name="T61">flashcard_id</text:span>': '&lt;<text:span text:style-name="T61">flashcard_id</text:span>&gt;',</text:p>
      <text:p text:style-name="P71"><text:tab/>}</text:p>
      <text:p text:style-name="P56"><text:span text:style-name="T9"><text:tab/>success</text:span>: return</text:p>
      <text:p text:style-name="P72"><text:tab/>{</text:p>
      <text:p text:style-name="P72"><text:tab/><text:tab/>'success': true,</text:p>
      <text:p text:style-name="P73"><text:tab/><text:tab/>'<text:span text:style-name="T64">data</text:span>': <text:span text:style-name="T64">{</text:span></text:p>
      <text:p text:style-name="P73"><text:tab/><text:tab/><text:tab/>'<text:span text:style-name="T62">collection</text:span>_id': '&lt;<text:span text:style-name="T62">collection</text:span>_id&gt;',</text:p>
      <text:p text:style-name="P73"><text:tab/><text:tab/><text:tab/>'id': '&lt;<text:span text:style-name="T63">flashcard</text:span>_id&gt;',</text:p>
      <text:p text:style-name="P73"><text:tab/><text:tab/><text:tab/>'word': '<text:span text:style-name="T46">&lt;</text:span>word&gt;',</text:p>
      <text:p text:style-name="P73"><text:tab/><text:tab/><text:tab/>'pronunciation': '<text:span text:style-name="T46">&lt;</text:span>pronunciation&gt;',</text:p>
      <text:p text:style-name="P73"><text:tab/><text:tab/><text:tab/>'<text:span text:style-name="T57">meaning</text:span>': '<text:span text:style-name="T46">&lt;meaning</text:span>&gt;',</text:p>
      <text:p text:style-name="P73"><text:tab/><text:tab/><text:tab/>'<text:span text:style-name="T58">image</text:span>': '<text:span text:style-name="T46">&lt;image</text:span>&gt;',</text:p>
      <text:p text:style-name="P73"><text:tab/><text:tab/><text:tab/>'<text:span text:style-name="T59">order</text:span>': '<text:span text:style-name="T46">&lt;order in collection</text:span>&gt;'</text:p>
      <text:p text:style-name="P73"><text:span text:style-name="T64"><text:tab/><text:tab/>}</text:span></text:p>
      <text:p text:style-name="P72"><text:tab/>}</text:p>
      <text:p text:style-name="P72"><text:span text:style-name="T9"><text:tab/>fail:</text:span> return {'success'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24:27.832342881</meta:creation-date>
    <dc:date>2018-05-23T11:07:54.708567912</dc:date>
    <meta:editing-duration>PT2H36M30S</meta:editing-duration>
    <meta:editing-cycles>183</meta:editing-cycles>
    <meta:generator>LibreOffice/6.0.3.2$Linux_X86_64 LibreOffice_project/00m0$Build-2</meta:generator>
    <meta:document-statistic meta:table-count="0" meta:image-count="6" meta:object-count="0" meta:page-count="17" meta:paragraph-count="239" meta:word-count="692" meta:character-count="5971" meta:non-whitespace-character-count="4956"/>
  </office:meta>
</office:document-meta>
</file>